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, Calibri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429cm"/>
    </style:style>
    <style:style style:name="Table1.F" style:family="table-column">
      <style:table-column-properties style:column-width="4.8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0f6531"/>
    </style:style>
    <style:style style:name="P2" style:family="paragraph" style:parent-style-name="Subtitle" style:master-page-name="Standard">
      <style:paragraph-properties style:page-number="auto"/>
      <style:text-properties fo:font-size="21pt" fo:font-weight="bold" style:font-size-asian="21pt" style:font-weight-asian="bold" style:font-size-complex="21pt" style:font-weight-complex="bold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0f65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C Plan</text:p>
      <text:h text:style-name="Heading_20_1" text:outline-level="1">Team Name: 13</text:h>
      <text:h text:style-name="Heading_20_1" text:outline-level="1">Team Members &amp; contact info:</text:h>
      <text:p text:style-name="P1">Ellio<text:span text:style-name="T3">t</text:span>t Ramoo<text:tab/> ramooelli@myvuw.ac.nz</text:p>
      <text:p text:style-name="P1">William Mahone<text:tab/><text:tab/> mahonewill@myvuw.ac.nz</text:p>
      <text:p text:style-name="P1">Zunayed Habib<text:tab/> <text:tab/>habibezuna@myvuw.ac.nz</text:p>
      <text:p text:style-name="P1">Sukhjinder Singh<text:tab/><text:tab/> singhsukh@myvuw.ac.nz</text:p>
      <text:h text:style-name="Heading_20_1" text:outline-level="1">Communication tool:</text:h>
      <text:p text:style-name="Text_20_body"><text:span text:style-name="T2"><text:s/></text:span>Discord</text:p>
      <text:h text:style-name="Heading_20_1" text:outline-level="1">Roles:</text:h>
      <text:p text:style-name="Standard">Sukhjinder Singh - Project Manager (organising team meetings, reporting regularly on progress)</text:p>
      <text:p text:style-name="Standard"/>
      <text:p text:style-name="Standard">Elliot<text:span text:style-name="T3">t</text:span> Ramoo - Software Architect (writing core code and extending functionality)</text:p>
      <text:p text:style-name="Standard"/>
      <text:p text:style-name="Standard">William Mahone - Software writing, testing and documentation (debugging software and committing to git, writing test cases and documenting performance against milestones)</text:p>
      <text:p text:style-name="Standard"/>
      <text:p text:style-name="Standard">Zunayed Habib - Software writing, testing and documentation (debugging software and committing to git, writing test cases and documenting performance against milestones)</text:p>
      <text:p text:style-name="Standard"/>
      <text:p text:style-name="Standard">Github: <text:a xlink:type="simple" xlink:href="https://github.com/Sukhj1nder/ENGR101-Project-3" text:style-name="Internet_20_link" text:visited-style-name="Visited_20_Internet_20_Link"><text:span text:style-name="Internet_20_link">https://github.com/Sukhj1nder/ENGR101-Project-3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ext:soft-page-break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Objectives</text:p>
          </table:table-cell>
          <table:table-cell table:style-name="Table1.A1" office:value-type="string">
            <text:p text:style-name="Table_20_Contents">Due date</text:p>
          </table:table-cell>
          <table:table-cell table:style-name="Table1.A1" office:value-type="string">
            <text:p text:style-name="Table_20_Contents">Item due</text:p>
          </table:table-cell>
          <table:table-cell table:style-name="Table1.A1" office:value-type="string">
            <text:p text:style-name="Table_20_Contents">Conflicts</text:p>
          </table:table-cell>
          <table:table-cell table:style-name="Table1.F1" office:value-type="string">
            <text:p text:style-name="Table_20_Contents">Tasks</text:p>
          </table:table-cell>
        </table:table-row>
        <table:table-row table:style-name="Table1.1">
          <table:table-cell table:style-name="Table1.A2" office:value-type="string">
            <text:p text:style-name="Table_20_Contents">02/06/2020</text:p>
          </table:table-cell>
          <table:table-cell table:style-name="Table1.A2" office:value-type="string">
            <text:p text:style-name="Table_20_Contents">Start the Project</text:p>
          </table:table-cell>
          <table:table-cell table:style-name="Table1.A2" office:value-type="string">
            <text:p text:style-name="Table_20_Contents">4 June</text:p>
          </table:table-cell>
          <table:table-cell table:style-name="Table1.A2" office:value-type="string">
            <text:p text:style-name="Table_20_Contents">Testing code</text:p>
          </table:table-cell>
          <table:table-cell table:style-name="Table1.A2" office:value-type="string">
            <text:p text:style-name="Table_20_Contents">102 Test</text:p>
          </table:table-cell>
          <table:table-cell table:style-name="Table1.F2" office:value-type="string">
            <text:p text:style-name="Standard">[All] Complete AVC plan</text:p>
            <text:p text:style-name="Standard"/>
            <text:p text:style-name="Standard"><text:span text:style-name="T2"><text:s/></text:span>- Tests all installations. Write test cases for the team</text:p>
            <text:p text:style-name="Standard"/>
            <text:p text:style-name="Standard">Sukhjinder- Ensures Plan is done.</text:p>
            <text:p text:style-name="Standard">Help to install SFML on all team computers</text:p>
            <text:p text:style-name="Standard"/>
            <text:p text:style-name="Standard">Elliot- Get/save pictures from the ECS website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>Core and Completion</text:p>
          </table:table-cell>
          <table:table-cell table:style-name="Table1.A2" office:value-type="string">
            <text:p text:style-name="Table_20_Contents">11 June</text:p>
          </table:table-cell>
          <table:table-cell table:style-name="Table1.A2" office:value-type="string">
            <text:p text:style-name="Table_20_Contents">Core code</text:p>
          </table:table-cell>
          <table:table-cell table:style-name="Table1.A2" office:value-type="string">
            <text:p text:style-name="Table_20_Contents">171 test</text:p>
          </table:table-cell>
          <table:table-cell table:style-name="Table1.F2" office:value-type="string">
            <text:p text:style-name="Standard">[All] Write code so robot</text:p>
            <text:p text:style-name="Standard">11/5 1 &amp; 2 moves through</text:p>
            <text:p text:style-name="Standard"/>
            <text:p text:style-name="Standard">[All] Intro &amp; Background for</text:p>
            <text:p text:style-name="Standard">report progress report</text:p>
            <text:p text:style-name="Standard">started </text:p>
            <text:p text:style-name="Standard">X- In charge of Q1 code</text:p>
            <text:p text:style-name="Standard"/>
            <text:p text:style-name="Standard">X - In charge of Q2 code</text:p>
            <text:p text:style-name="Standard"/>
            <text:p text:style-name="Standard">X- Debug hardware if</text:p>
            <text:p text:style-name="Standard">Robot is not fit for the circuit</text:p>
            <text:p text:style-name="Standard"/>
            <text:p text:style-name="Standard">X - Help debug &amp; check</text:p>
            <text:p text:style-name="Standard">report, plan meetings for</text:p>
            <text:p text:style-name="Standard">following week</text:p>
            <text:p text:style-name="Standard"/>
            <text:p text:style-name="Standard">X- Checks code for Q1&amp;2</text:p>
            <text:p text:style-name="Standard">enables robot to completes</text:p>
            <text:p text:style-name="Standard">circuit, debug/fix if</text:p>
            <text:p text:style-name="Standard">necessary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, Calibri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, Calibri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Calibri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Sukhjinder Singh</meta:initial-creator>
    <meta:creation-date>2020-06-02T17:53:00</meta:creation-date>
    <dc:date>2020-06-03T16:37:34.044724239</dc:date>
    <meta:editing-cycles>3</meta:editing-cycles>
    <meta:editing-duration>PT19M45S</meta:editing-duration>
    <meta:document-statistic meta:table-count="1" meta:image-count="0" meta:object-count="0" meta:page-count="2" meta:paragraph-count="51" meta:word-count="225" meta:character-count="1492" meta:non-whitespace-character-count="1308"/>
    <meta:generator>LibreOffice/6.0.7.3$Linux_X86_64 LibreOffice_project/00m0$Build-3</meta:generator>
  </office:meta>
</office:document-meta>
</file>